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A través de todos estos monstruos se difumina la frontera entre los cuerpos personales y el cuerpo de lo nacional. Para complicar aún más la confusión de categorías, a menudo un tipo de alteridad es escrito como otro, de modo que la diferencia en nacionalidad (por ejemplo) se transforma en diferencia sexual. Giraldus Cambrensis ilustra precisamente cómo se disminuye a lo extranjero en <text:span text:style-name="T1">Topografía de Irlanda;</text:span> al escribir sobre los irlandeses (en apariencia, solo para brindar información sobre ellos a una corte inglesa curiosa, pero en realidad como primer paso para invadir y colonizar la isla), el autor observa:</text:p>
      <text:p text:style-name="P1">Verdad es que son esta gente una raza de lo más inmunda, una raza sumida en el vicio, una raza más ignorante que las otras gentes de los primeros preceptos de la fé. … Estas personas, que tienen costumbres tan diferentes y, a su vez, tan opuestas a los demás, hacen señas ya sea con las manos o la cabeza, gesticulan para indicar que debes retirarte y asienten hacia atrás cuantas veces deseen librarse de ti. Asimismo, en esta nación, los hombres orinan sentados y las mujeres de pie.  … Las mujeres, por demás, al igual que los varones, cabalgan a horcajadas, con cada una de las piernas extendidas a cada lado de la montura.<text:note text:id="ftn0" text:note-class="footnote"><text:note-citation>1</text:note-citation><text:note-body><text:p text:style-name="Footnote">Consultar Giraldus Cambrensis, <text:span text:style-name="T1">Topographia Hiberniae</text:span>, versión en inglés <text:span text:style-name="T1">Topographia Hibernae (The History and Topography of Ireland),</text:span> traducción al inglés de John J. O’Meara (Atlantic Highlands, N.J.: Humanities Press, 1982), 24. La traducción al español es nuestra.</text:p></text:note-body></text:note></text:p>
      <text:p text:style-name="First_20_paragraph">Un tipo de inversión se convierte en otro a medida que Giraldus descifra el *abc* de la cultura irlandesa (y la lee en reversa, en contraste con la norma de masculinidad inglesa).  Giraldus crea una visión que se condice con el género monstruoso (aberrante, demostrativa): la violación de los códigos culturales en cuanto a los comportamientos de género acordados introduce una ruptura que debe ser triturada con (en este caso) los morteros cohesivos, correctivos de la normalidad inglesa. Inmediatamente después de la promulgación de este texto, se desencadenó una guerra sanguinaria para subyugar a los irlandeses, que continuó vigente a lo largo de la Plena Edad Media y que, en cierto modo, llega hasta nuestros días. Mediante un proceso discursivo similar, el Oriente se feminiza (Said) y el alma de África se oscurece (Gates).<text:note text:id="ftn1" text:note-class="footnote"><text:note-citation>2</text:note-citation><text:note-body><text:p text:style-name="Footnote">Consultar Edward Said, <text:span text:style-name="T1">Orientalism</text:span> (Nueva York: Pantheon, 1978)  [Traducción de María Luisa Fuentes. Barcelona: Debolsillo. 2002]; Henry Louis Gates Jr., The Signifying Monkey: A Theory of Afro-American Literature (Nueva York: Oxford University Press, 1988). [La traducción es nuestra]</text:p></text:note-body></text:note>Un tipo de diferencia se convierte en otro a medida que las categorías normativas de género, sexualidad, identidad nacional y origen étnico se deslizan una sobre otra como los círculos de un diagrama de Venn superpuestos y expulsan del centro, por abyecto, a aquel que se convierte en el monstruo. Este acto de expulsión violenta instaura una dialéctica hegeliana de amo y esclavo que se legitima a sí misma y naturaliza el sometimiento de un cuerpo cultural por otro cuando describe al cuerpo subyugado, quitándole toda condición de persona y voluntad, como monstruoso ya que es diferente en todos los aspeectos. Se garantiza la polisemia para prevenir una amenaza aún mayor; la multiplicidad de significados, paradójicamente, itera el mismo tipo de representaciones restrictivas y orientadas a la propaganda de agitación política que realiza la significación reducida. Sin embargo, la multiplicación entraña un peligro: ya que la diferencia es como la hidra, brotan dos cabezas donde una ha sido cortada, las posibilidades de escape, resistencia, disrupción se erigen con más fuerza. René Girard ha escrito largamente acerca de la violencia real que ejercen estas representaciones denigrantes, vinculando la representación monstrualizadora con el fenómeno del chivo expiatorio. Los monstruos no se crean &lt;f0&gt;ex nihilo&lt;/f0&gt;, sino a través de procesos de fragmentación y recombinación mediante los cuales se extraen elementos de “varias figuras” (incluyendo, de hecho, especialmente, a grupos sociales marginados) y luego dichos elementos se ensamblan como el monstruo, “que puede entonces reclamar una identidad independiente.”<text:note text:id="ftn2" text:note-class="footnote"><text:note-citation>3</text:note-citation><text:note-body><text:p text:style-name="Footnote">René Girard, <text:span text:style-name="T1">The Scapegoat ,</text:span> (Baltimore: Johns Hopkins University Press, 1986), 33.[Traducción de Joaquín Fordá. Barcelona: Anagrama. 1986]</text:p></text:note-body></text:note> El monstruo político cultural, la personificación de la diferencia radical, paradójicamente amenaza con <text:span text:style-name="T1">borrar</text:span> las diferencias en el mundo de sus creadores, para demostrar </text:p>
      <text:p text:style-name="P2">el potencial del sistema para diferir de su propia diferencia, en otras palabras, para no ser diferente en absoluto y dejar de existir como sistema. .. . La diferencia que existe por fuera del sistema es aterradora ya que revela la verdad del sistema, su relatividad, su fragilidad y su mortalidad. … A pesar de lo que se afirma a nuestro alrededor, los persecutores nunca están obsesionados con la diferencia, sino más bien con su impronunciable opuesto, la falta de diferencia. <text:note text:id="ftn3" text:note-class="footnote"><text:note-citation>4</text:note-citation><text:note-body><text:p text:style-name="Footnote">Ibíd., 21-22.</text:p></text:note-body></text:note></text:p>
      <text:p text:style-name="Horizontal_20_Line"/>
      <text:p text:style-name="First_20_paragraph">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